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12-1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1968" calcext:value-type="float">
            <text:p>25.6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21646451613" calcext:value-type="float">
            <text:p>25.652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53336" calcext:value-type="float">
            <text:p>25.60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39544" calcext:value-type="float">
            <text:p>25.59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06087741935" calcext:value-type="float">
            <text:p>25.6906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4538" calcext:value-type="float">
            <text:p>25.89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43504516129" calcext:value-type="float">
            <text:p>25.934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1808" calcext:value-type="float">
            <text:p>25.9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75054193548" calcext:value-type="float">
            <text:p>25.9575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28943448276" calcext:value-type="float">
            <text:p>25.94289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92087741935" calcext:value-type="float">
            <text:p>25.9192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52792" calcext:value-type="float">
            <text:p>26.13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188" calcext:value-type="float">
            <text:p>26.1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35952" calcext:value-type="float">
            <text:p>26.1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9016" calcext:value-type="float">
            <text:p>26.2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86877419355" calcext:value-type="float">
            <text:p>26.248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03014193548" calcext:value-type="float">
            <text:p>26.2303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27136" calcext:value-type="float">
            <text:p>26.2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38121290323" calcext:value-type="float">
            <text:p>26.223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5456" calcext:value-type="float">
            <text:p>26.2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5610322581" calcext:value-type="float">
            <text:p>26.660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3022857143" calcext:value-type="float">
            <text:p>27.0203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78247741935" calcext:value-type="float">
            <text:p>27.0378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5736774193" calcext:value-type="float">
            <text:p>27.4745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79605517241" calcext:value-type="float">
            <text:p>27.45796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7796129032" calcext:value-type="float">
            <text:p>27.450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9168" calcext:value-type="float">
            <text:p>27.5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6366451613" calcext:value-type="float">
            <text:p>27.523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627483871" calcext:value-type="float">
            <text:p>27.4626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03768" calcext:value-type="float">
            <text:p>27.5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77489032258" calcext:value-type="float">
            <text:p>27.4877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19644" calcext:value-type="float">
            <text:p>27.45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96864516129" calcext:value-type="float">
            <text:p>27.479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14678709677" calcext:value-type="float">
            <text:p>27.4514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44636" calcext:value-type="float">
            <text:p>27.534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73008" calcext:value-type="float">
            <text:p>27.5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4469677419" calcext:value-type="float">
            <text:p>27.505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86216" calcext:value-type="float">
            <text:p>27.52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4949677419" calcext:value-type="float">
            <text:p>27.508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25202580645" calcext:value-type="float">
            <text:p>27.612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3568" calcext:value-type="float">
            <text:p>27.7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53132903226" calcext:value-type="float">
            <text:p>27.935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35584" calcext:value-type="float">
            <text:p>28.01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260516129" calcext:value-type="float">
            <text:p>28.0292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77751428571" calcext:value-type="float">
            <text:p>28.0277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1303225807" calcext:value-type="float">
            <text:p>28.069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44219354839" calcext:value-type="float">
            <text:p>28.374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75912" calcext:value-type="float">
            <text:p>28.3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50899354839" calcext:value-type="float">
            <text:p>28.3850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9364" calcext:value-type="float">
            <text:p>28.43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88578064516" calcext:value-type="float">
            <text:p>28.518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2767483871" calcext:value-type="float">
            <text:p>28.582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05752" calcext:value-type="float">
            <text:p>28.6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00028387097" calcext:value-type="float">
            <text:p>28.610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37" calcext:value-type="float">
            <text:p>28.61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525517241" calcext:value-type="float">
            <text:p>28.65125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02745806452" calcext:value-type="float">
            <text:p>28.670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15179354839" calcext:value-type="float">
            <text:p>28.761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95792" calcext:value-type="float">
            <text:p>28.78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76428387097" calcext:value-type="float">
            <text:p>28.777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812" calcext:value-type="float">
            <text:p>28.7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44968" calcext:value-type="float">
            <text:p>28.71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0101935484" calcext:value-type="float">
            <text:p>28.7180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10448" calcext:value-type="float">
            <text:p>28.78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09332" calcext:value-type="float">
            <text:p>28.70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2046451613" calcext:value-type="float">
            <text:p>28.639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0908" calcext:value-type="float">
            <text:p>28.60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80393548387" calcext:value-type="float">
            <text:p>28.5580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5073548387" calcext:value-type="float">
            <text:p>28.492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7912" calcext:value-type="float">
            <text:p>28.4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9956129032" calcext:value-type="float">
            <text:p>28.416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1151862069" calcext:value-type="float">
            <text:p>28.37115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9429677419" calcext:value-type="float">
            <text:p>28.425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4433548387" calcext:value-type="float">
            <text:p>28.361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55616" calcext:value-type="float">
            <text:p>28.4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99450322581" calcext:value-type="float">
            <text:p>28.5899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692" calcext:value-type="float">
            <text:p>28.6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24025806452" calcext:value-type="float">
            <text:p>28.932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67817142857" calcext:value-type="float">
            <text:p>28.8967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8456774194" calcext:value-type="float">
            <text:p>28.8888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50659354839" calcext:value-type="float">
            <text:p>28.9550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2688" calcext:value-type="float">
            <text:p>28.9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21292" calcext:value-type="float">
            <text:p>28.872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5028" calcext:value-type="float">
            <text:p>28.889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62460645161" calcext:value-type="float">
            <text:p>28.7862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1473548387" calcext:value-type="float">
            <text:p>28.660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7192" calcext:value-type="float">
            <text:p>28.6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9992258064" calcext:value-type="float">
            <text:p>28.7039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7896" calcext:value-type="float">
            <text:p>28.7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66358709677" calcext:value-type="float">
            <text:p>29.176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53322857143" calcext:value-type="float">
            <text:p>29.16533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5850322581" calcext:value-type="float">
            <text:p>29.138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3032516129" calcext:value-type="float">
            <text:p>29.253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01553103448" calcext:value-type="float">
            <text:p>29.20015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72952258064" calcext:value-type="float">
            <text:p>29.1672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9504" calcext:value-type="float">
            <text:p>29.1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95858064516" calcext:value-type="float">
            <text:p>29.009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9876" calcext:value-type="float">
            <text:p>28.9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02616" calcext:value-type="float">
            <text:p>29.22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4044" calcext:value-type="float">
            <text:p>29.32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04948" calcext:value-type="float">
            <text:p>29.46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1528516129" calcext:value-type="float">
            <text:p>29.411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09776551724" calcext:value-type="float">
            <text:p>29.42097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42785806452" calcext:value-type="float">
            <text:p>29.4642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44025714286" calcext:value-type="float">
            <text:p>29.5644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33608888889" calcext:value-type="float">
            <text:p>29.54336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2431428571" calcext:value-type="float">
            <text:p>29.4862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98795555556" calcext:value-type="float">
            <text:p>29.4598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062" calcext:value-type="float">
            <text:p>29.452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7313103448" calcext:value-type="float">
            <text:p>29.6177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29017777778" calcext:value-type="float">
            <text:p>29.79290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19834285714" calcext:value-type="float">
            <text:p>29.9119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02791111111" calcext:value-type="float">
            <text:p>30.06027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6654" calcext:value-type="float">
            <text:p>29.61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5892" calcext:value-type="float">
            <text:p>29.61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3606" calcext:value-type="float">
            <text:p>29.613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468" calcext:value-type="float">
            <text:p>31.55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736" calcext:value-type="float">
            <text:p>30.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006" calcext:value-type="float">
            <text:p>30.96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6428" calcext:value-type="float">
            <text:p>30.85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4644" calcext:value-type="float">
            <text:p>28.77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212" calcext:value-type="float">
            <text:p>28.74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8584" calcext:value-type="float">
            <text:p>28.5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8548" calcext:value-type="float">
            <text:p>28.76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90262857143" calcext:value-type="float">
            <text:p>27.4790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1984" calcext:value-type="float">
            <text:p>27.41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7456" calcext:value-type="float">
            <text:p>27.37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87" calcext:value-type="float">
            <text:p>27.40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32192" calcext:value-type="float">
            <text:p>27.43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12736" calcext:value-type="float">
            <text:p>27.41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8378" calcext:value-type="float">
            <text:p>27.40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58698181818" calcext:value-type="float">
            <text:p>27.77586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0372" calcext:value-type="float">
            <text:p>27.36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144" calcext:value-type="float">
            <text:p>28.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35148571429" calcext:value-type="float">
            <text:p>28.0135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5554" calcext:value-type="float">
            <text:p>28.43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2412" calcext:value-type="float">
            <text:p>28.44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7728" calcext:value-type="float">
            <text:p>29.1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28608" calcext:value-type="float">
            <text:p>28.83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9494" calcext:value-type="float">
            <text:p>29.47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6372" calcext:value-type="float">
            <text:p>29.64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4546" calcext:value-type="float">
            <text:p>29.51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866" calcext:value-type="float">
            <text:p>29.788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9534" calcext:value-type="float">
            <text:p>29.799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0004" calcext:value-type="float">
            <text:p>29.75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1706" calcext:value-type="float">
            <text:p>29.651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6852" calcext:value-type="float">
            <text:p>29.67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3937" calcext:value-type="float">
            <text:p>29.213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9276" calcext:value-type="float">
            <text:p>29.25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218" calcext:value-type="float">
            <text:p>28.8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7356" calcext:value-type="float">
            <text:p>29.13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41" calcext:value-type="float">
            <text:p>28.9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6604" calcext:value-type="float">
            <text:p>29.21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214" calcext:value-type="float">
            <text:p>29.14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158" calcext:value-type="float">
            <text:p>29.077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3442" calcext:value-type="float">
            <text:p>29.063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6668" calcext:value-type="float">
            <text:p>28.96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6678" calcext:value-type="float">
            <text:p>29.046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4194" calcext:value-type="float">
            <text:p>28.98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265" calcext:value-type="float">
            <text:p>28.8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1472" calcext:value-type="float">
            <text:p>28.8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222" calcext:value-type="float">
            <text:p>28.827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2462" calcext:value-type="float">
            <text:p>28.84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0458" calcext:value-type="float">
            <text:p>28.81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2556" calcext:value-type="float">
            <text:p>28.83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078" calcext:value-type="float">
            <text:p>28.81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99352" calcext:value-type="float">
            <text:p>28.58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879" calcext:value-type="float">
            <text:p>28.41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2577142857" calcext:value-type="float">
            <text:p>28.5142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2684" calcext:value-type="float">
            <text:p>28.3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2798" calcext:value-type="float">
            <text:p>28.48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8894" calcext:value-type="float">
            <text:p>28.488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5366" calcext:value-type="float">
            <text:p>28.455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261" calcext:value-type="float">
            <text:p>28.50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2990769231" calcext:value-type="float">
            <text:p>29.00429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3104" calcext:value-type="float">
            <text:p>28.69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2704" calcext:value-type="float">
            <text:p>30.28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44096" calcext:value-type="float">
            <text:p>30.40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8496" calcext:value-type="float">
            <text:p>30.49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88848" calcext:value-type="float">
            <text:p>30.54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8176" calcext:value-type="float">
            <text:p>30.62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70176" calcext:value-type="float">
            <text:p>30.69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1936" calcext:value-type="float">
            <text:p>31.08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52816" calcext:value-type="float">
            <text:p>31.28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33488" calcext:value-type="float">
            <text:p>31.21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32576" calcext:value-type="float">
            <text:p>31.09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7345" calcext:value-type="float">
            <text:p>31.0227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90416" calcext:value-type="float">
            <text:p>30.88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0384" calcext:value-type="float">
            <text:p>31.4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81488" calcext:value-type="float">
            <text:p>31.51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85248" calcext:value-type="float">
            <text:p>31.47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1408" calcext:value-type="float">
            <text:p>31.3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57744" calcext:value-type="float">
            <text:p>31.26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0464" calcext:value-type="float">
            <text:p>31.15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46112" calcext:value-type="float">
            <text:p>31.2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7982" calcext:value-type="float">
            <text:p>31.09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83808" calcext:value-type="float">
            <text:p>31.08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5404" calcext:value-type="float">
            <text:p>31.04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46192" calcext:value-type="float">
            <text:p>31.01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82665" calcext:value-type="float">
            <text:p>31.088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978" calcext:value-type="float">
            <text:p>31.06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086" calcext:value-type="float">
            <text:p>31.16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64605" calcext:value-type="float">
            <text:p>31.116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4746" calcext:value-type="float">
            <text:p>31.11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8274" calcext:value-type="float">
            <text:p>31.14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9684" calcext:value-type="float">
            <text:p>30.99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7058823529" calcext:value-type="float">
            <text:p>30.6817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32176" calcext:value-type="float">
            <text:p>30.77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05312" calcext:value-type="float">
            <text:p>30.31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14384" calcext:value-type="float">
            <text:p>30.10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49510588235" calcext:value-type="float">
            <text:p>30.334951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7936" calcext:value-type="float">
            <text:p>30.42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18688" calcext:value-type="float">
            <text:p>30.80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65248" calcext:value-type="float">
            <text:p>30.71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61872" calcext:value-type="float">
            <text:p>30.60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42672" calcext:value-type="float">
            <text:p>30.48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2865" calcext:value-type="float">
            <text:p>30.1052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522" calcext:value-type="float">
            <text:p>30.3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07" calcext:value-type="float">
            <text:p>30.27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561" calcext:value-type="float">
            <text:p>29.64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0048" calcext:value-type="float">
            <text:p>29.8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4452" calcext:value-type="float">
            <text:p>29.52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2354" calcext:value-type="float">
            <text:p>29.50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1394" calcext:value-type="float">
            <text:p>29.44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6342" calcext:value-type="float">
            <text:p>29.40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858" calcext:value-type="float">
            <text:p>29.343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904" calcext:value-type="float">
            <text:p>29.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3002" calcext:value-type="float">
            <text:p>29.353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3284" calcext:value-type="float">
            <text:p>29.32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698" calcext:value-type="float">
            <text:p>29.17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6188" calcext:value-type="float">
            <text:p>28.9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52784" calcext:value-type="float">
            <text:p>29.0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0958" calcext:value-type="float">
            <text:p>29.000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8578" calcext:value-type="float">
            <text:p>29.008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7722" calcext:value-type="float">
            <text:p>29.017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8545" calcext:value-type="float">
            <text:p>29.6968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5298" calcext:value-type="float">
            <text:p>29.435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2468" calcext:value-type="float">
            <text:p>29.65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786" calcext:value-type="float">
            <text:p>29.91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3082" calcext:value-type="float">
            <text:p>29.993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0658" calcext:value-type="float">
            <text:p>30.410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237" calcext:value-type="float">
            <text:p>30.39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9604" calcext:value-type="float">
            <text:p>30.35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166" calcext:value-type="float">
            <text:p>30.28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9912" calcext:value-type="float">
            <text:p>30.0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614" calcext:value-type="float">
            <text:p>30.07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514" calcext:value-type="float">
            <text:p>29.69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3606" calcext:value-type="float">
            <text:p>29.613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9831" calcext:value-type="float">
            <text:p>29.889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4378" calcext:value-type="float">
            <text:p>29.694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853" calcext:value-type="float">
            <text:p>30.14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1494" calcext:value-type="float">
            <text:p>30.24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11" calcext:value-type="float">
            <text:p>30.21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6734" calcext:value-type="float">
            <text:p>30.25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37568" calcext:value-type="float">
            <text:p>30.41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9594" calcext:value-type="float">
            <text:p>30.279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078" calcext:value-type="float">
            <text:p>30.342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6416" calcext:value-type="float">
            <text:p>30.5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19742857143" calcext:value-type="float">
            <text:p>30.491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0406" calcext:value-type="float">
            <text:p>30.68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051" calcext:value-type="float">
            <text:p>30.75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5082" calcext:value-type="float">
            <text:p>30.75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9644" calcext:value-type="float">
            <text:p>30.67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882" calcext:value-type="float">
            <text:p>30.67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73624" calcext:value-type="float">
            <text:p>31.01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03" calcext:value-type="float">
            <text:p>30.72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958" calcext:value-type="float">
            <text:p>30.92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3573333333" calcext:value-type="float">
            <text:p>31.0953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258" calcext:value-type="float">
            <text:p>32.07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962" calcext:value-type="float">
            <text:p>32.08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8958" calcext:value-type="float">
            <text:p>32.04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5594285714" calcext:value-type="float">
            <text:p>31.8535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946" calcext:value-type="float">
            <text:p>31.95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2926" calcext:value-type="float">
            <text:p>31.79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89" calcext:value-type="float">
            <text:p>31.50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42074285714" calcext:value-type="float">
            <text:p>31.7042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0452" calcext:value-type="float">
            <text:p>31.81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5276" calcext:value-type="float">
            <text:p>31.54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4215384615" calcext:value-type="float">
            <text:p>31.5374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4242" calcext:value-type="float">
            <text:p>31.65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30128" calcext:value-type="float">
            <text:p>31.57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99904" calcext:value-type="float">
            <text:p>31.46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18430769231" calcext:value-type="float">
            <text:p>31.4518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874" calcext:value-type="float">
            <text:p>31.37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60992" calcext:value-type="float">
            <text:p>31.42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07424" calcext:value-type="float">
            <text:p>31.39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6196" calcext:value-type="float">
            <text:p>31.28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3176" calcext:value-type="float">
            <text:p>31.2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6664" calcext:value-type="float">
            <text:p>30.9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1124" calcext:value-type="float">
            <text:p>31.09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7398" calcext:value-type="float">
            <text:p>30.99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86051428571" calcext:value-type="float">
            <text:p>30.8586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9204" calcext:value-type="float">
            <text:p>30.96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09232" calcext:value-type="float">
            <text:p>31.16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26352" calcext:value-type="float">
            <text:p>31.14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817" calcext:value-type="float">
            <text:p>31.07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882" calcext:value-type="float">
            <text:p>31.05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3936" calcext:value-type="float">
            <text:p>30.9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49388571429" calcext:value-type="float">
            <text:p>31.0249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02608" calcext:value-type="float">
            <text:p>30.89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42128" calcext:value-type="float">
            <text:p>31.01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3016" calcext:value-type="float">
            <text:p>31.2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094" calcext:value-type="float">
            <text:p>31.23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46848" calcext:value-type="float">
            <text:p>31.23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866" calcext:value-type="float">
            <text:p>31.18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5824" calcext:value-type="float">
            <text:p>31.8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078" calcext:value-type="float">
            <text:p>32.62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1982" calcext:value-type="float">
            <text:p>32.621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21396363636" calcext:value-type="float">
            <text:p>32.0821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8276" calcext:value-type="float">
            <text:p>32.68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03" calcext:value-type="float">
            <text:p>32.62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94624" calcext:value-type="float">
            <text:p>32.57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28992" calcext:value-type="float">
            <text:p>32.4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52208" calcext:value-type="float">
            <text:p>32.47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17885714286" calcext:value-type="float">
            <text:p>32.271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07" calcext:value-type="float">
            <text:p>32.18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2298" calcext:value-type="float">
            <text:p>32.10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21907692308" calcext:value-type="float">
            <text:p>32.1821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0002" calcext:value-type="float">
            <text:p>32.020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9832" calcext:value-type="float">
            <text:p>31.9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2164" calcext:value-type="float">
            <text:p>31.79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04448" calcext:value-type="float">
            <text:p>31.60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3668" calcext:value-type="float">
            <text:p>31.63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6404" calcext:value-type="float">
            <text:p>31.42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54768" calcext:value-type="float">
            <text:p>31.47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96912" calcext:value-type="float">
            <text:p>31.20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214" calcext:value-type="float">
            <text:p>31.04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2628" calcext:value-type="float">
            <text:p>30.93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78990769231" calcext:value-type="float">
            <text:p>31.13789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39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98" meta:object-count="0"/>
    <meta:user-defined meta:name="AppVersion">3.0</meta:user-defined>
  </office:meta>
</office:document-meta>
</file>